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613D6D531B6F758A.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2CA0000029500000295A190AE1D987B676B.svg" manifest:media-type="image/svg+xml"/>
  <manifest:file-entry manifest:full-path="Pictures/10000001000000870000001D9ED844525175EE1A.png" manifest:media-type="image/png"/>
  <manifest:file-entry manifest:full-path="Pictures/100002510000029500000295D9236A158400ED63.svg" manifest:media-type="image/svg+xml"/>
  <manifest:file-entry manifest:full-path="Pictures/10000001000003300000026409AFC8EFE5687064.png" manifest:media-type="image/png"/>
  <manifest:file-entry manifest:full-path="Pictures/10000109000002950000029599843C084F54196C.svg" manifest:media-type="image/svg+xml"/>
  <manifest:file-entry manifest:full-path="Pictures/10000001000000190000001911D4ED2991006B16.png" manifest:media-type="image/png"/>
  <manifest:file-entry manifest:full-path="Pictures/100002800000029500000295458C6106AED5C839.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7AD4F41C2C7890DF.png" manifest:media-type="image/png"/>
  <manifest:file-entry manifest:full-path="Pictures/100000010000001900000019598743E62A0A662D.png" manifest:media-type="image/png"/>
  <manifest:file-entry manifest:full-path="Pictures/10000001000000190000001996C706C9A99DB9D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TC" svg:font-family="'Noto Sans CJK T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5" style:family="graphic" style:parent-style-name="standard">
      <style:graphic-properties draw:stroke="none" draw:fill="solid" draw:fill-color="#b8dbd9" draw:textarea-horizontal-align="justify" draw:textarea-vertical-align="middle" draw:auto-grow-height="false" fo:min-height="0.29cm" fo:min-width="0.04cm"/>
    </style:style>
    <style:style style:name="gr36" style:family="graphic" style:parent-style-name="standard">
      <style:graphic-properties draw:stroke="none" draw:fill="solid" draw:fill-color="#586f7c" draw:textarea-horizontal-align="justify" draw:textarea-vertical-align="middle" draw:auto-grow-height="false" fo:min-height="0.29cm" fo:min-width="0.04cm"/>
    </style:style>
    <style:style style:name="gr37" style:family="graphic" style:parent-style-name="standard">
      <style:graphic-properties draw:stroke="none" draw:fill="solid" draw:fill-color="#2f4550" draw:textarea-horizontal-align="justify" draw:textarea-vertical-align="middle" draw:auto-grow-height="false" fo:min-height="0.29cm" fo:min-width="0.04cm"/>
    </style:style>
    <style:style style:name="gr3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1" style:family="graphic" style:parent-style-name="standard">
      <style:graphic-properties draw:stroke="none" draw:fill="none" fo:min-height="0.424cm" style:protect="position size"/>
      <style:paragraph-properties style:writing-mode="lr-tb"/>
    </style:style>
    <style:style style:name="gr4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10"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style:writing-mode="lr-tb"/>
      <style:text-properties style:font-name="Noto Sans" fo:font-size="18pt" style:text-underline-style="none" fo:font-weight="bold"/>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999999" loext:opacity="100%" loext:color-lum-mod="100%" loext:color-lum-off="0%" style:font-name="Noto Sans" fo:font-size="16pt" style:text-underline-style="none" style:font-size-asian="16pt" style:font-size-complex="16pt"/>
    </style:style>
    <style:style style:name="P16" style:family="paragraph">
      <loext:graphic-properties draw:fill="solid" draw:fill-color="#ced4da" draw:opacity="50%"/>
      <style:paragraph-properties fo:text-align="center"/>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 fo:font-size="16pt" style:font-size-asian="16pt" style:font-size-complex="16pt"/>
    </style:style>
    <style:style style:name="P19"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writing-mode="lr-tb"/>
      <style:text-properties fo:color="#666666" loext:opacity="100%" loext:color-lum-mod="100%" loext:color-lum-off="0%" style:font-name="Noto Sans" fo:font-size="16pt" style:font-size-asian="16pt" style:font-size-complex="16pt"/>
    </style:style>
    <style:style style:name="P23"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24"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5"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26" style:family="paragraph">
      <loext:graphic-properties draw:fill="solid" draw:fill-color="#8d99ae" draw:opacity="10%"/>
      <style:paragraph-properties fo:text-align="center"/>
      <style:text-properties style:font-name="Noto Sans"/>
    </style:style>
    <style:style style:name="P27" style:family="paragraph">
      <loext:graphic-properties draw:fill="none" draw:fill-color="#ffffff"/>
      <style:paragraph-properties style:writing-mode="lr-tb"/>
      <style:text-properties fo:color="#666666" loext:opacity="100%" loext:color-lum-mod="100%" loext:color-lum-off="0%" style:font-name="Noto Sans" fo:font-size="15pt" style:text-underline-style="none" style:font-size-asian="15pt" style:font-size-complex="15pt"/>
    </style:style>
    <style:style style:name="P28"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text-properties style:font-name="Noto Sans" fo:font-size="60pt" fo:text-shadow="1pt 1pt" style:text-underline-style="none" style:font-size-asian="60pt" style:font-size-complex="60pt"/>
    </style:style>
    <style:style style:name="P30" style:family="paragraph">
      <loext:graphic-properties draw:fill="none" draw:fill-color="#ffffff"/>
      <style:paragraph-properties style:writing-mode="lr-tb"/>
      <style:text-properties style:font-name="Noto Sans" fo:font-size="18pt" style:text-underline-style="none" style:font-size-asian="18pt" style:font-size-complex="18pt"/>
    </style:style>
    <style:style style:name="P31" style:family="paragraph">
      <loext:graphic-properties draw:fill="none" draw:fill-color="#ffffff"/>
      <style:paragraph-properties style:writing-mode="lr-tb"/>
      <style:text-properties style:font-name="Noto Sans" fo:font-size="16pt" style:text-underline-style="none" style:font-size-asian="16pt" style:font-size-complex="16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000000" loext:opacity="100%" loext:color-lum-mod="100%" loext:color-lum-off="0%" style:font-name="Lato Black"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writing-mode="lr-tb"/>
      <style:text-properties fo:color="#666666" loext:opacity="100%" loext:color-lum-mod="100%" loext:color-lum-off="0%" style:font-name="Noto Sans"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666666" loext:opacity="100%" loext:color-lum-mod="100%" loext:color-lum-off="0%" style:font-name="Noto Sans"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loext:color-lum-mod="100%" loext:color-lum-off="0%" style:font-name="Noto Sans"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 fo:font-size="40pt" style:text-underline-style="wave" style:text-underline-width="bold" style:text-underline-color="font-color" fo:font-weight="bold" style:font-size-asian="40pt" style:font-size-complex="40pt"/>
    </style:style>
    <style:style style:name="T8" style:family="text">
      <style:text-properties style:font-name="Noto Sans" fo:font-size="18pt" style:text-underline-style="none" fo:font-weight="bold"/>
    </style:style>
    <style:style style:name="T9" style:family="text">
      <style:text-properties fo:color="#999999" loext:opacity="100%" style:font-name="Noto Sans" fo:font-size="16pt" style:text-underline-style="none" style:font-size-asian="16pt" style:font-size-complex="16pt"/>
    </style:style>
    <style:style style:name="T10" style:family="text">
      <style:text-properties fo:color="#666666" loext:opacity="100%" style:font-name="Noto Sans" fo:font-size="12pt" style:text-underline-style="none" style:font-size-asian="12pt" style:font-size-complex="12pt"/>
    </style:style>
    <style:style style:name="T11" style:family="text">
      <style:text-properties style:font-name="Noto Sans" fo:font-size="18pt" style:text-underline-style="none" fo:font-weight="bold" style:font-size-asian="18pt" style:font-weight-asian="bold" style:font-size-complex="18pt" style:font-weight-complex="bold"/>
    </style:style>
    <style:style style:name="T12" style:family="text">
      <style:text-properties style:font-name="Noto Sans" fo:font-size="18pt" style:text-underline-style="none" fo:font-weight="bold" style:font-size-asian="18pt" style:font-size-complex="18pt"/>
    </style:style>
    <style:style style:name="T13" style:family="text">
      <style:text-properties style:font-name="Lato Black1" fo:font-size="18pt" style:text-underline-style="none" style:font-size-asian="18pt" style:font-size-complex="18pt"/>
    </style:style>
    <style:style style:name="T14" style:family="text">
      <style:text-properties fo:color="#666666" loext:opacity="100%" style:font-name="Noto Sans" fo:font-size="15pt" style:text-underline-style="none" style:font-size-asian="15pt" style:font-size-complex="15pt"/>
    </style:style>
    <style:style style:name="T15" style:family="text">
      <style:text-properties style:font-name="Noto Sans" fo:font-size="22pt" style:text-underline-style="none" fo:font-weight="bold" style:font-size-asian="22pt" style:font-weight-asian="bold" style:font-size-complex="22pt" style:font-weight-complex="bold"/>
    </style:style>
    <style:style style:name="T16" style:family="text">
      <style:text-properties style:font-name="Noto Sans" fo:font-size="60pt" fo:text-shadow="1pt 1pt" style:text-underline-style="none" style:font-size-asian="60pt" style:font-size-complex="60pt"/>
    </style:style>
    <style:style style:name="T17" style:family="text">
      <style:text-properties style:font-name="Noto Sans" fo:font-size="18pt" style:text-underline-style="none" style:font-size-asian="18pt" style:font-size-complex="18pt"/>
    </style:style>
    <style:style style:name="T18" style:family="text">
      <style:text-properties style:font-name="Noto Sans" fo:font-size="16pt" style:text-underline-style="none" style:font-size-asian="16pt" style:font-size-complex="16pt"/>
    </style:style>
    <style:style style:name="T19" style:family="text">
      <style:text-properties fo:color="#000000" loext:opacity="100%" style:font-name="Lato Black" fo:font-size="28pt" style:text-underline-style="none" style:font-size-asian="28pt" style:font-size-complex="28pt"/>
    </style:style>
    <style:style style:name="T20"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Grey Elegant</text:span></text:p>
            <text:p text:style-name="P1"><text:span text:style-name="T2">Lorem Ipsum</text:span></text:p>
          </draw:text-box>
        </draw:frame>
        <draw:frame draw:style-name="gr2" draw:text-style-name="P4" draw:layer="layout" svg:width="6.604cm" svg:height="1.373cm" svg:x="20.32cm" svg:y="12.859cm">
          <draw:text-box>
            <text:p><text:span text:style-name="T3">Cibinong, Western Java</text:span></text:p>
            <text:p text:style-name="P3"><text:span text:style-name="T4">09 October 2020</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Lorem</text:span></text:p>
            </text:list-item>
            <text:list-item>
              <text:p text:style-name="P8"><text:span text:style-name="T5">Ipsum</text:span></text:p>
            </text:list-item>
            <text:list-item>
              <text:p text:style-name="P8"><text:span text:style-name="T5">Dolor</text:span></text:p>
            </text:list-item>
            <text:list-item>
              <text:p text:style-name="P8"><text:span text:style-name="T5">Sit</text:span></text:p>
            </text:list-item>
            <text:list-item>
              <text:p text:style-name="P8"><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text:span text:style-name="T7">Lorem</text:span></text:p>
          </draw:text-box>
        </draw:frame>
        <draw:frame draw:style-name="gr9" draw:text-style-name="P14" draw:layer="layout" svg:width="5.08cm" svg:height="1.115cm" svg:x="2.286cm" svg:y="6.315cm">
          <draw:text-box>
            <text:p><text:span text:style-name="T8">Ipsum Dolor</text:span></text:p>
          </draw:text-box>
        </draw:frame>
        <draw:frame draw:style-name="gr10" draw:text-style-name="P15" draw:layer="layout" svg:width="16.256cm" svg:height="4.256cm" svg:x="3.048cm" svg:y="8.015cm">
          <draw:text-box>
            <text:p text:style-name="P3"><text:span text:style-name="T9">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18" draw:layer="layout" svg:width="9.398cm" svg:height="2.079cm" svg:x="0.254cm" svg:y="3.219cm">
          <draw:text-box>
            <text:p text:style-name="P17"><text:span text:style-name="T10">Lorem ipsum dolor sit amet, consectetur adipiscing elit, sed do eiusmod tempor incididunt ut labore et dolore magna aliqua. </text:span></text:p>
          </draw:text-box>
        </draw:frame>
        <draw:frame draw:style-name="gr9" draw:text-style-name="P19" draw:layer="layout" svg:width="5.588cm" svg:height="1.115cm" svg:x="4.064cm" svg:y="2.032cm">
          <draw:text-box>
            <text:p text:style-name="P1"><text:span text:style-name="T11">Lorem</text:span></text:p>
          </draw:text-box>
        </draw:frame>
        <draw:frame draw:style-name="gr13" draw:text-style-name="P18" draw:layer="layout" svg:width="9.398cm" svg:height="2.947cm" svg:x="0.305cm" svg:y="7.332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115cm" svg:y="6.145cm">
          <draw:text-box>
            <text:p text:style-name="P1"><text:span text:style-name="T12">Ipsum</text:span></text:p>
          </draw:text-box>
        </draw:frame>
        <draw:frame draw:style-name="gr14" draw:text-style-name="P18" draw:layer="layout" svg:width="9.398cm" svg:height="2.079cm" svg:x="0.254cm" svg:y="11.383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064cm" svg:y="10.196cm">
          <draw:text-box>
            <text:p text:style-name="P1"><text:span text:style-name="T12">Dolor</text:span></text:p>
          </draw:text-box>
        </draw:frame>
        <draw:frame draw:style-name="gr15" draw:text-style-name="P22" draw:layer="layout" svg:width="9.398cm" svg:height="2.079cm" svg:x="18.534cm" svg:y="12.353cm">
          <draw:text-box>
            <text:p text:style-name="P21"><text:span text:style-name="T10">Lorem ipsum dolor sit amet, consectetur adipiscing elit, sed do eiusmod tempor incididunt ut labore et dolore magna aliqua. </text:span></text:p>
          </draw:text-box>
        </draw:frame>
        <draw:frame draw:style-name="gr9" draw:text-style-name="P23" draw:layer="layout" svg:width="5.588cm" svg:height="1.115cm" svg:x="18.534cm" svg:y="11.166cm">
          <draw:text-box>
            <text:p><text:span text:style-name="T11">Consectetur</text:span></text:p>
          </draw:text-box>
        </draw:frame>
        <draw:frame draw:style-name="gr16" draw:text-style-name="P22" draw:layer="layout" svg:width="9.398cm" svg:height="2.079cm" svg:x="18.534cm" svg:y="8.307cm">
          <draw:text-box>
            <text:p text:style-name="P21"><text:span text:style-name="T10">Lorem ipsum dolor sit amet, consectetur adipiscing elit, sed do eiusmod tempor incididunt ut labore et dolore magna aliqua. </text:span></text:p>
          </draw:text-box>
        </draw:frame>
        <draw:frame draw:style-name="gr17" draw:text-style-name="P24" draw:layer="layout" svg:width="5.588cm" svg:height="1.17cm" svg:x="18.534cm" svg:y="7.12cm">
          <draw:text-box>
            <text:p><text:span text:style-name="T13">Amet</text:span></text:p>
          </draw:text-box>
        </draw:frame>
        <draw:frame draw:style-name="gr18" draw:text-style-name="P22" draw:layer="layout" svg:width="9.398cm" svg:height="2.079cm" svg:x="18.534cm" svg:y="3.98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18.534cm" svg:y="2.794cm">
          <draw:text-box>
            <text:p><text:span text:style-name="T12">Sit</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9"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20" draw:text-style-name="P22" draw:layer="layout" svg:width="9.398cm" svg:height="2.079cm" svg:x="7.366cm" svg:y="12.4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7.366cm" svg:y="11.223cm">
          <draw:text-box>
            <text:p><text:span text:style-name="T12">03 Dolor</text:span></text:p>
          </draw:text-box>
        </draw:frame>
        <draw:frame draw:style-name="gr21" draw:text-style-name="P18" draw:layer="layout" svg:width="9.66cm" svg:height="2.739cm" svg:x="0.5cm" svg:y="3.473cm">
          <draw:text-box>
            <text:p text:style-name="P17"><text:span text:style-name="T10">Lorem ipsum dolor sit amet, consectetur adipiscing elit, sed do eiusmod tempor incididunt ut labore et dolore magna aliqua. </text:span></text:p>
          </draw:text-box>
        </draw:frame>
        <draw:custom-shape draw:style-name="gr22" draw:text-style-name="P2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0" draw:layer="layout" svg:width="5.588cm" svg:height="1.115cm" svg:x="4.572cm" svg:y="2.286cm">
          <draw:text-box>
            <text:p text:style-name="P1"><text:span text:style-name="T12">01 Lorem</text:span></text:p>
          </draw:text-box>
        </draw:frame>
        <draw:frame draw:style-name="gr19"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19"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23" draw:text-style-name="P18" draw:layer="layout" svg:width="7.62cm" svg:height="2.555cm" svg:x="17.526cm" svg:y="5.157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19.558cm" svg:y="3.97cm">
          <draw:text-box>
            <text:p text:style-name="P1"><text:span text:style-name="T12">02 Ipsum</text:span></text:p>
          </draw:text-box>
        </draw:frame>
        <presentation:notes draw:style-name="dp2">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4" draw:text-style-name="P27" draw:layer="layout" svg:width="8.89cm" svg:height="3.147cm" svg:x="2.64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4.457cm" svg:y="3.094cm">
          <draw:text-box>
            <text:p><text:span text:style-name="T15">Lorem</text:span></text:p>
          </draw:text-box>
        </draw:frame>
        <draw:frame draw:style-name="gr24" draw:text-style-name="P27" draw:layer="layout" svg:width="8.89cm" svg:height="3.147cm" svg:x="7.982cm" svg:y="11.21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9.791cm" svg:y="10.076cm">
          <draw:text-box>
            <text:p><text:span text:style-name="T15">Ipsum</text:span></text:p>
          </draw:text-box>
        </draw:frame>
        <draw:frame draw:style-name="gr24" draw:text-style-name="P27" draw:layer="layout" svg:width="8.89cm" svg:height="3.147cm" svg:x="18.65cm" svg:y="11.34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20.459cm" svg:y="10.206cm">
          <draw:text-box>
            <text:p><text:span text:style-name="T15">Sit</text:span></text:p>
          </draw:text-box>
        </draw:frame>
        <draw:frame draw:style-name="gr24" draw:text-style-name="P27" draw:layer="layout" svg:width="8.89cm" svg:height="3.147cm" svg:x="14.07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15.887cm" svg:y="3.094cm">
          <draw:text-box>
            <text:p><text:span text:style-name="T15">Dolor</text:span></text:p>
          </draw:text-box>
        </draw:frame>
        <draw:frame draw:style-name="gr26" draw:text-style-name="P29" draw:layer="layout" svg:width="3.048cm" svg:height="3.138cm" svg:x="1.378cm" svg:y="1.44cm">
          <draw:text-box>
            <text:p><text:span text:style-name="T16">01</text:span></text:p>
          </draw:text-box>
        </draw:frame>
        <draw:frame draw:style-name="gr26" draw:text-style-name="P29" draw:layer="layout" svg:width="3.048cm" svg:height="3.138cm" svg:x="6.712cm" svg:y="8.552cm">
          <draw:text-box>
            <text:p><text:span text:style-name="T16">02</text:span></text:p>
          </draw:text-box>
        </draw:frame>
        <draw:frame draw:style-name="gr26" draw:text-style-name="P29" draw:layer="layout" svg:width="3.048cm" svg:height="3.138cm" svg:x="12.808cm" svg:y="1.604cm">
          <draw:text-box>
            <text:p><text:span text:style-name="T16">03</text:span></text:p>
          </draw:text-box>
        </draw:frame>
        <draw:frame draw:style-name="gr26" draw:text-style-name="P29" draw:layer="layout" svg:width="3.048cm" svg:height="3.138cm" svg:x="17.38cm" svg:y="8.716cm">
          <draw:text-box>
            <text:p><text:span text:style-name="T16">04</text:span></text:p>
          </draw:text-box>
        </draw:frame>
        <presentation:notes draw:style-name="dp2">
          <draw:page-thumbnail draw:style-name="gr5" draw:layer="layout" svg:width="0.001cm" svg:height="0.001cm" svg:x="0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7" draw:text-style-name="P30" draw:layer="layout" svg:width="10.668cm" svg:height="3.707cm" svg:x="11.938cm" svg:y="5.588cm">
          <draw:text-box>
            <text:p><text:span text:style-name="T17">Lorem ipsum dolor sit amet, consectetur adipiscing elit, sed do eiusmod tempor incididunt ut labore et dolore magna aliqua. </text:span></text:p>
          </draw:text-box>
        </draw:frame>
        <draw:frame draw:style-name="gr28" draw:text-style-name="P31" draw:layer="layout" svg:width="4.318cm" svg:height="1.017cm" svg:x="11.992cm" svg:y="9.412cm">
          <draw:text-box>
            <text:p><text:span text:style-name="T18">- Loremus</text:span></text:p>
          </draw:text-box>
        </draw:frame>
        <presentation:notes draw:style-name="dp2">
          <draw:page-thumbnail draw:style-name="gr5"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9" draw:text-style-name="P33" draw:layer="layout" svg:width="13.716cm" svg:height="1.678cm" svg:x="7.112cm" svg:y="0.794cm">
          <draw:text-box>
            <text:p text:style-name="P32"><text:span text:style-name="T19">Lorem &amp; Ipsum</text:span></text:p>
          </draw:text-box>
        </draw:frame>
        <draw:g>
          <draw:custom-shape draw:style-name="gr30"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31"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33"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9" draw:text-style-name="P37" draw:layer="layout" svg:width="3.556cm" svg:height="1.115cm" svg:x="2.794cm" svg:y="10.379cm">
          <draw:text-box>
            <text:p text:style-name="P32"><text:span text:style-name="T11">Lorem</text:span></text:p>
          </draw:text-box>
        </draw:frame>
        <draw:frame draw:style-name="gr9" draw:text-style-name="P37" draw:layer="layout" svg:width="3.556cm" svg:height="1.115cm" svg:x="12.192cm" svg:y="10.468cm">
          <draw:text-box>
            <text:p text:style-name="P32"><text:span text:style-name="T11">Ipsum</text:span></text:p>
          </draw:text-box>
        </draw:frame>
        <draw:frame draw:style-name="gr9" draw:text-style-name="P37" draw:layer="layout" svg:width="3.556cm" svg:height="1.115cm" svg:x="21.282cm" svg:y="10.414cm">
          <draw:text-box>
            <text:p text:style-name="P32"><text:span text:style-name="T11">Dolor</text:span></text:p>
          </draw:text-box>
        </draw:frame>
        <draw:frame draw:style-name="gr34" draw:text-style-name="P38" draw:layer="layout" svg:width="7.984cm" svg:height="4.595cm" svg:x="1.016cm" svg:y="11.357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728cm" svg:height="4.595cm" svg:x="10cm" svg:y="11.358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828cm" svg:height="4.595cm" svg:x="19cm" svg:y="11.359cm">
          <draw:text-box>
            <text:p text:style-name="P32"><text:span text:style-name="T14">Lorem ipsum dolor sit amet, consectetur adipiscing elit, sed do eiusmod tempor incididunt ut labore et dolore magna aliqua. </text:span></text:p>
          </draw:text-box>
        </draw:frame>
        <draw:custom-shape draw:style-name="gr35"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38" draw:text-style-name="P39" draw:layer="layout" svg:width="14.224cm" svg:height="4.595cm" svg:x="1.27cm" svg:y="4.297cm">
          <draw:text-box>
            <text:p text:style-name="P3"><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39" draw:text-style-name="P41" draw:layer="layout" svg:width="14.224cm" svg:height="3.147cm" svg:x="1.016cm" svg:y="10.197cm">
          <draw:text-box>
            <text:p text:style-name="P40"><text:span text:style-name="T14">Id volutpat lacus laoreet non curabitur gravida arcu. Felis bibendum ut tristique et egestas quis ipsum suspendisse. Quam viverra orci sagittis eu. Risus commodo viverra </text:span></text:p>
          </draw:text-box>
        </draw:frame>
        <draw:frame draw:style-name="gr40" draw:text-style-name="P23" draw:layer="layout" svg:width="9.906cm" svg:height="1.31cm" svg:x="0.762cm" svg:y="1.016cm">
          <draw:text-box>
            <text:p><text:span text:style-name="T15">Lorem &amp; Ipsum</text:span></text:p>
          </draw:text-box>
        </draw:frame>
        <draw:frame draw:style-name="gr41" draw:text-style-name="P43" draw:layer="layout" svg:width="6.082cm" svg:height="1.267cm" svg:x="14.746cm" svg:y="14.342cm">
          <draw:text-box>
            <text:p text:style-name="P42"><text:span text:style-name="T20">Photo by </text:span><text:span text:style-name="T20"><text:a xlink:href="https://unsplash.com/@johnwestrock?utm_source=unsplash&amp;utm_medium=referral&amp;utm_content=creditCopyText" xlink:type="simple">Dave Hoefler</text:a></text:span><text:span text:style-name="T20"><text:s/>on </text:span><text:span text:style-name="T20"><text:a xlink:href="https://unsplash.com/s/photos/landscape?utm_source=unsplash&amp;utm_medium=referral&amp;utm_content=creditCopyText" xlink:type="simple">Unsplash</text:a></text:span></text:p>
          </draw:text-box>
        </draw:frame>
        <draw:polygon draw:style-name="gr42" draw:text-style-name="P44"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9"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TC" svg:font-family="'Noto Sans CJK T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TW"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267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7.2$Linux_X86_64 LibreOffice_project/40$Build-2</meta:generator>
    <meta:creation-date>2023-12-08T15:24:34.610313979</meta:creation-date>
    <meta:editing-duration>P0D</meta:editing-duration>
    <meta:editing-cycles>1</meta:editing-cycles>
    <meta:document-statistic meta:object-count="333"/>
  </office:meta>
</office:document-meta>
</file>